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lack-Lato" svg:font-family="Slack-Lato, Slack-Fractions, appleLogo, sans-serif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03de48" officeooo:paragraph-rsid="0003de48" fo:background-color="transparent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lack-Lato" fo:font-size="11.25pt" fo:letter-spacing="normal" fo:font-style="normal" fo:font-weight="normal" officeooo:rsid="0003de48" officeooo:paragraph-rsid="0003de48" fo:background-color="transparent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weight="bold" officeooo:rsid="0003de48" officeooo:paragraph-rsid="0003de48" fo:background-color="transparent" style:font-weight-asian="bold" style:font-weight-complex="bold"/>
    </style:style>
    <style:style style:name="P4" style:family="paragraph" style:parent-style-name="Text_20_body" style:list-style-name="L1">
      <style:paragraph-properties fo:margin-left="0.5835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Slack-Lato" fo:font-size="11.25pt" fo:letter-spacing="normal" fo:font-style="normal" fo:font-weight="normal" fo:background-color="transparent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000000" loext:opacity="100%" style:font-name="Slack-Lato" fo:font-size="11.25pt" fo:letter-spacing="normal" fo:font-style="normal" fo:font-weight="normal" fo:background-color="transparent"/>
    </style:style>
    <style:style style:name="P6" style:family="paragraph" style:parent-style-name="Text_20_body" style:list-style-name="L2">
      <style:paragraph-properties fo:margin-left="0.5835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Slack-Lato" fo:font-size="11.25pt" fo:letter-spacing="normal" fo:font-style="normal" fo:font-weight="normal" fo:background-color="transparent"/>
    </style:style>
    <style:style style:name="P7" style:family="paragraph" style:parent-style-name="Text_20_body" style:list-style-name="L4">
      <style:paragraph-properties fo:margin-left="0.5835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Slack-Lato" fo:font-size="11.25pt" fo:letter-spacing="normal" fo:font-style="normal" fo:font-weight="normal" fo:background-color="transparent"/>
    </style:style>
    <style:style style:name="P8" style:family="paragraph" style:parent-style-name="Text_20_body" style:list-style-name="L5">
      <style:paragraph-properties fo:margin-left="0.5835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Slack-Lato" fo:font-size="11.25pt" fo:letter-spacing="normal" fo:font-style="normal" fo:font-weight="normal" fo:background-color="transparent"/>
    </style:style>
    <style:style style:name="P9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Slack-Lato" fo:font-size="11.25pt" fo:letter-spacing="normal" fo:font-style="normal" fo:font-weight="normal" officeooo:paragraph-rsid="0003de48" fo:background-color="transparent"/>
    </style:style>
    <style:style style:name="P10" style:family="paragraph" style:parent-style-name="Text_20_body" style:list-style-name="L1">
      <style:paragraph-properties fo:margin-left="0.5835in" fo:margin-right="0in" fo:margin-top="0in" fo:margin-bottom="0in" style:contextual-spacing="false" fo:text-align="start" style:justify-single-word="false" fo:orphans="2" fo:widows="2" fo:text-indent="0in" style:auto-text-indent="false" fo:padding="0in" fo:border="none"/>
    </style:style>
    <style:style style:name="P11" style:family="paragraph" style:parent-style-name="Text_20_body" style:list-style-name="L3">
      <style:paragraph-properties fo:margin-left="0.5835in" fo:margin-right="0in" fo:margin-top="0in" fo:margin-bottom="0in" style:contextual-spacing="false" fo:text-align="start" style:justify-single-word="false" fo:orphans="2" fo:widows="2" fo:text-indent="0in" style:auto-text-indent="false" fo:padding="0in" fo:border="none"/>
    </style:style>
    <style:style style:name="P12" style:family="paragraph" style:parent-style-name="Text_20_body" style:list-style-name="L4">
      <style:paragraph-properties fo:margin-left="0.5835in" fo:margin-right="0in" fo:margin-top="0in" fo:margin-bottom="0in" style:contextual-spacing="false" fo:text-align="start" style:justify-single-word="false" fo:orphans="2" fo:widows="2" fo:text-indent="0in" style:auto-text-indent="false" fo:padding="0in" fo:border="none"/>
    </style:style>
    <style:style style:name="P13" style:family="paragraph" style:parent-style-name="Text_20_body" style:list-style-name="L6">
      <style:paragraph-properties fo:margin-left="0.5835in" fo:margin-right="0in" fo:margin-top="0in" fo:margin-bottom="0in" style:contextual-spacing="false" fo:text-align="start" style:justify-single-word="false" fo:orphans="2" fo:widows="2" fo:text-indent="0in" style:auto-text-indent="false" fo:padding="0in" fo:border="none"/>
    </style:style>
    <style:style style:name="P14" style:family="paragraph" style:parent-style-name="Text_20_body" style:list-style-name="L7">
      <style:paragraph-properties fo:margin-left="0.5835in" fo:margin-right="0in" fo:margin-top="0in" fo:margin-bottom="0in" style:contextual-spacing="false" fo:text-align="start" style:justify-single-word="false" fo:orphans="2" fo:widows="2" fo:text-indent="0in" style:auto-text-indent="false" fo:padding="0in" fo:border="none"/>
    </style:style>
    <style:style style:name="P15" style:family="paragraph" style:parent-style-name="Text_20_body" style:list-style-name="L8">
      <style:paragraph-properties fo:margin-left="0.5835in" fo:margin-right="0in" fo:margin-top="0in" fo:margin-bottom="0in" style:contextual-spacing="false" fo:text-align="start" style:justify-single-word="false" fo:orphans="2" fo:widows="2" fo:text-indent="0in" style:auto-text-indent="false" fo:padding="0in" fo:border="none"/>
    </style:style>
    <style:style style:name="P16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officeooo:paragraph-rsid="0003de48"/>
    </style:style>
    <style:style style:name="P17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officeooo:paragraph-rsid="0003de48" fo:background-color="transparent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d1d2d3" loext:opacity="100%" style:font-name="Slack-Lato" fo:font-size="11.25pt" fo:letter-spacing="normal" fo:font-style="normal" fo:font-weight="normal"/>
    </style:style>
    <style:style style:name="T3" style:family="text">
      <style:text-properties fo:font-variant="normal" fo:text-transform="none" fo:color="#d1d2d3" loext:opacity="100%" style:font-name="Slack-Lato" fo:font-size="11.25pt" fo:letter-spacing="normal" fo:font-style="normal" fo:font-weight="normal" fo:background-color="#ffff00" loext:char-shading-value="0"/>
    </style:style>
    <style:style style:name="T4" style:family="text">
      <style:text-properties fo:font-variant="normal" fo:text-transform="none" fo:color="#d1d2d3" loext:opacity="100%" style:font-name="Slack-Lato" fo:font-size="11.25pt" fo:letter-spacing="normal" fo:font-style="normal" fo:font-weight="normal" fo:background-color="#ffff00" loext:char-shading-value="0"/>
    </style:style>
    <style:style style:name="T5" style:family="text">
      <style:text-properties fo:font-variant="normal" fo:text-transform="none" fo:color="#d1d2d3" loext:opacity="100%" style:font-name="Slack-Lato" fo:font-size="11.25pt" fo:letter-spacing="normal" fo:font-style="normal" fo:font-weight="normal"/>
    </style:style>
    <style:style style:name="T6" style:family="text">
      <style:text-properties fo:font-variant="normal" fo:text-transform="none" fo:color="#d1d2d3" loext:opacity="100%" style:font-name="Slack-Lato" fo:font-size="11.25pt" fo:letter-spacing="normal" fo:font-style="normal" fo:font-weight="normal" fo:background-color="transparent" loext:char-shading-value="0"/>
    </style:style>
    <style:style style:name="T7" style:family="text">
      <style:text-properties fo:font-variant="normal" fo:text-transform="none" fo:color="#d1d2d3" loext:opacity="100%" style:font-name="Slack-Lato" fo:font-size="11.25pt" fo:letter-spacing="normal" fo:font-style="normal" fo:font-weight="normal" fo:background-color="transparent" loext:char-shading-value="0"/>
    </style:style>
    <style:style style:name="T8" style:family="text">
      <style:text-properties fo:font-variant="normal" fo:text-transform="none" fo:color="#d1d2d3" loext:opacity="100%" style:font-name="Slack-Lato" fo:font-size="11.25pt" fo:letter-spacing="normal" fo:font-style="normal" fo:font-weight="bold"/>
    </style:style>
    <style:style style:name="T9" style:family="text">
      <style:text-properties fo:font-variant="normal" fo:text-transform="none" fo:color="#d1d2d3" loext:opacity="100%" style:font-name="Slack-Lato" fo:font-size="11.25pt" fo:letter-spacing="normal" fo:font-style="normal" fo:font-weight="bold" fo:background-color="#ffff00" loext:char-shading-value="0"/>
    </style:style>
    <style:style style:name="T10" style:family="text">
      <style:text-properties fo:font-variant="normal" fo:text-transform="none" fo:color="#d1d2d3" loext:opacity="100%" style:font-name="Slack-Lato" fo:font-size="11.25pt" fo:letter-spacing="normal" fo:font-style="normal" fo:font-weight="bold" fo:background-color="#ffff00" loext:char-shading-value="0"/>
    </style:style>
    <style:style style:name="T11" style:family="text">
      <style:text-properties fo:font-variant="normal" fo:text-transform="none" fo:color="#d1d2d3" loext:opacity="100%" style:font-name="Slack-Lato" fo:font-size="11.25pt" fo:letter-spacing="normal" fo:font-style="normal" fo:font-weight="bold"/>
    </style:style>
    <style:style style:name="T12" style:family="text">
      <style:text-properties fo:font-variant="normal" fo:text-transform="none" fo:color="#d1d2d3" loext:opacity="100%" style:font-name="Slack-Lato" fo:font-size="11.25pt" fo:letter-spacing="normal" fo:font-style="normal" fo:font-weight="bold" fo:background-color="transparent" loext:char-shading-value="0"/>
    </style:style>
    <style:style style:name="T13" style:family="text">
      <style:text-properties fo:font-variant="normal" fo:text-transform="none" fo:color="#d1d2d3" loext:opacity="100%" style:font-name="Slack-Lato" fo:font-size="11.25pt" fo:letter-spacing="normal" fo:font-style="normal" fo:font-weight="bold" fo:background-color="transparent" loext:char-shading-value="0"/>
    </style:style>
    <style:style style:name="T14" style:family="text">
      <style:text-properties fo:font-variant="normal" fo:text-transform="none" style:font-name="Slack-Lato" fo:font-size="11.25pt" fo:letter-spacing="normal" fo:font-style="normal" fo:font-weight="normal" fo:background-color="transparent" loext:char-shading-value="0"/>
    </style:style>
    <style:style style:name="T15" style:family="text">
      <style:text-properties fo:font-variant="normal" fo:text-transform="none" style:font-name="Slack-Lato" fo:font-size="11.25pt" fo:letter-spacing="normal" fo:font-style="normal" fo:font-weight="bold" fo:background-color="transparent" loext:char-shading-value="0"/>
    </style:style>
    <style:style style:name="T16" style:family="text">
      <style:text-properties fo:font-variant="normal" fo:text-transform="none" fo:color="#000000" loext:opacity="100%" style:font-name="Slack-Lato" fo:font-size="11.25pt" fo:letter-spacing="normal" fo:font-style="normal" fo:font-weight="normal"/>
    </style:style>
    <style:style style:name="T17" style:family="text">
      <style:text-properties fo:font-variant="normal" fo:text-transform="none" fo:color="#000000" loext:opacity="100%" style:font-name="Slack-Lato" fo:font-size="11.25pt" fo:letter-spacing="normal" fo:font-style="normal" fo:font-weight="normal" fo:background-color="transparent" loext:char-shading-value="0"/>
    </style:style>
    <style:style style:name="T18" style:family="text">
      <style:text-properties fo:font-variant="normal" fo:text-transform="none" fo:color="#000000" loext:opacity="100%" style:font-name="Slack-Lato" fo:font-size="11.25pt" fo:letter-spacing="normal" fo:font-style="normal" fo:font-weight="normal" fo:background-color="transparent" loext:char-shading-value="0"/>
    </style:style>
    <style:style style:name="T19" style:family="text">
      <style:text-properties fo:font-variant="normal" fo:text-transform="none" fo:color="#000000" loext:opacity="100%" style:font-name="Slack-Lato" fo:font-size="11.25pt" fo:letter-spacing="normal" fo:font-style="normal" fo:font-weight="normal"/>
    </style:style>
    <style:style style:name="T20" style:family="text">
      <style:text-properties fo:font-variant="normal" fo:text-transform="none" fo:color="#000000" loext:opacity="100%" style:font-name="Slack-Lato" fo:font-size="11.25pt" fo:letter-spacing="normal" fo:font-style="normal" fo:font-weight="bold" fo:background-color="transparent" loext:char-shading-value="0"/>
    </style:style>
    <style:style style:name="T21" style:family="text">
      <style:text-properties fo:font-variant="normal" fo:text-transform="none" fo:color="#000000" loext:opacity="100%" style:font-name="Slack-Lato" fo:font-size="11.25pt" fo:letter-spacing="normal" fo:font-style="normal" fo:font-weight="bold" fo:background-color="transparent" loext:char-shading-value="0"/>
    </style:style>
    <style:style style:name="T22" style:family="text">
      <style:text-properties fo:font-variant="normal" fo:text-transform="none" fo:color="#000000" loext:opacity="100%" style:font-name="Slack-Lato" fo:font-size="11.25pt" fo:letter-spacing="normal" fo:font-style="normal" fo:font-weight="bol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LANEJAMENTO</text:p>
      <text:p text:style-name="P3"/>
      <text:p text:style-name="P2"><text:span text:style-name="T1">Configuração Inicial (src/utils/init_data.c)</text:span><text:line-break/>Vamos começar criando uma função que vai configurar tudo que o shell precisa pra rodar. Isso inclui:</text:p>
      <text:list xml:id="list1877115060" text:style-name="L1">
        <text:list-item>
          <text:p text:style-name="P4">Variáveis de ambiente que vamos usar durante toda a execução.</text:p>
        </text:list-item>
        <text:list-item>
          <text:p text:style-name="P10"><text:span text:style-name="T18">O </text:span><text:span text:style-name="Source_20_Text"><text:span text:style-name="T18">PID</text:span></text:span><text:span text:style-name="T18"> do processo atual, que vamos precisar mais pra frente.</text:span></text:p>
        </text:list-item>
        <text:list-item>
          <text:p text:style-name="P4">Outras informações necessárias no funcionamento do minishell, como configuração de arquivo de histórico ou outros ajustes globais.</text:p>
        </text:list-item>
      </text:list>
      <text:p text:style-name="P9">A função vai configurar tudo que a gente vai precisar nas etapas seguintes, deixando o código bem organizado desde o começo.</text:p>
      <text:p text:style-name="P9"><text:span text:style-name="T1"/></text:p>
      <text:p text:style-name="P9"><text:span text:style-name="T1">Lidando com os Sinais (src/handle_signals/handle_signals.c)</text:span><text:line-break/>Em seguida, vamos configurar os sinais pra que o shell se comporte de maneira adequada, igual ao Bash. As ações que vamos precisar são:</text:p>
      <text:list xml:id="list3582072936" text:style-name="L2">
        <text:list-item>
          <text:p text:style-name="P6"><text:span text:style-name="T1">Ctrl-C</text:span>: Vai só criar uma nova linha e mostrar o prompt.</text:p>
        </text:list-item>
        <text:list-item>
          <text:p text:style-name="P6"><text:span text:style-name="T1">Ctrl-D</text:span>: Vai fechar o shell.</text:p>
        </text:list-item>
        <text:list-item>
          <text:p text:style-name="P6">**Ctrl-**: Não vai fazer nada (fica em "silêncio").</text:p>
        </text:list-item>
      </text:list>
      <text:p text:style-name="P9">Aqui, a ideia é garantir que o shell se comporte como esperado em modo interativo, sem travar ou causar comportamentos inesperados.</text:p>
      <text:p text:style-name="P9"><text:span text:style-name="T1"/></text:p>
      <text:p text:style-name="P9"><text:span text:style-name="T1">Verificação de Sintaxe (src/syntax_check/syntax_check.c)</text:span><text:line-break/>Antes de começar a tokenizar a entrada, vamos fazer uma verificação simples de sintaxe pra pegar erros evidentes, tipo:</text:p>
      <text:list xml:id="list1611838799" text:style-name="L3">
        <text:list-item>
          <text:p text:style-name="P11"><text:span text:style-name="T21">Pipes (</text:span><text:span text:style-name="Source_20_Text"><text:span text:style-name="T21">|</text:span></text:span><text:span text:style-name="T21">)</text:span><text:span text:style-name="T18"> usados de forma errada (ex.: </text:span><text:span text:style-name="Source_20_Text"><text:span text:style-name="T18">| comando</text:span></text:span><text:span text:style-name="T18">).</text:span></text:p>
        </text:list-item>
        <text:list-item>
          <text:p text:style-name="P11"><text:span text:style-name="T21">Redirecionamentos (</text:span><text:span text:style-name="Source_20_Text"><text:span text:style-name="T21">&gt;</text:span></text:span><text:span text:style-name="T21">,</text:span> <text:span text:style-name="Source_20_Text"><text:span text:style-name="T21">&gt;&gt;</text:span></text:span><text:span text:style-name="T21">, </text:span><text:span text:style-name="Source_20_Text"><text:span text:style-name="T21">&lt;</text:span></text:span><text:span text:style-name="T21">)</text:span><text:span text:style-name="T18"> sem o arquivo especificado.</text:span></text:p>
        </text:list-item>
      </text:list>
      <text:p text:style-name="P9">A ideia é garantir que a entrada esteja minimamente correta antes de processar os tokens, o que ajuda a evitar problemas mais complexos nas etapas seguintes.</text:p>
      <text:p text:style-name="P9"><text:span text:style-name="T1"/></text:p>
      <text:p text:style-name="P9"><text:span text:style-name="T1">Tokenização (src/tokenizer/tokenizer.c)</text:span><text:line-break/>Agora, com a entrada validada, vamos quebrá-la em tokens, que são os pedaços principais da nossa linha de comando, como:</text:p>
      <text:list xml:id="list2973743184" text:style-name="L4">
        <text:list-item>
          <text:p text:style-name="P12"><text:span text:style-name="T18">Comandos (ex.: </text:span><text:span text:style-name="Source_20_Text"><text:span text:style-name="T18">ls</text:span></text:span><text:span text:style-name="T18">, </text:span><text:span text:style-name="Source_20_Text"><text:span text:style-name="T18">echo</text:span></text:span><text:span text:style-name="T18">).</text:span></text:p>
        </text:list-item>
        <text:list-item>
          <text:p text:style-name="P12"><text:span text:style-name="T18">Operadores (ex.: </text:span><text:span text:style-name="Source_20_Text"><text:span text:style-name="T18">|</text:span></text:span><text:span text:style-name="T18">, </text:span><text:span text:style-name="Source_20_Text"><text:span text:style-name="T18">&gt;</text:span></text:span><text:span text:style-name="T18">).</text:span></text:p>
        </text:list-item>
        <text:list-item>
          <text:p text:style-name="P7">Parâmetros (ex.: arquivos, argumentos).</text:p>
        </text:list-item>
      </text:list>
      <text:p text:style-name="P9">Vamos criar uma <text:span text:style-name="T1">linked list de tokens</text:span> que representa a entrada em partes separadas. Essa lista vai ser a base para a próxima etapa.</text:p>
      <text:p text:style-name="P9"><text:span text:style-name="T1"/></text:p>
      <text:p text:style-name="P9"><text:span text:style-name="T1">Analisando os Tokens (src/parser/parser.c)</text:span><text:line-break/>Depois de ter a lista de tokens, vamos analisar mais profundamente. O parser vai:</text:p>
      <text:list xml:id="list3849117110" text:style-name="L5">
        <text:list-item>
          <text:p text:style-name="P8">Verificar o contexto de cada token (ex.: se uma string está entre aspas ou não).</text:p>
        </text:list-item>
        <text:list-item>
          <text:p text:style-name="P8"><text:soft-page-break/>Corrigir a tipagem dos tokens dependendo da ordem e do que aparece antes ou depois.</text:p>
        </text:list-item>
      </text:list>
      <text:p text:style-name="P9">A ideia é criar uma estrutura mais detalhada e organizada, onde a gente consegue entender melhor cada parte da entrada.</text:p>
      <text:p text:style-name="P9"><text:span text:style-name="T1"/></text:p>
      <text:p text:style-name="P9"><text:span text:style-name="T1">Árvore Binária (src/binary_tree/binary_tree.c)</text:span><text:line-break/>Agora, a gente organiza tudo numa <text:span text:style-name="T1">árvore binária</text:span>. Nessa árvore, a gente vai garantir que os operadores e comandos estejam organizados de forma correta, com a ordem de execução respeitando as prioridades.<text:line-break/>Por exemplo:</text:p>
      <text:list xml:id="list2158852576" text:style-name="L6">
        <text:list-item>
          <text:p text:style-name="P13"><text:span text:style-name="T18">O </text:span><text:span text:style-name="T21">pipe (</text:span><text:span text:style-name="Source_20_Text"><text:span text:style-name="T21">|</text:span></text:span><text:span text:style-name="T21">)</text:span><text:span text:style-name="T18"> tem uma prioridade maior do que rodar um comando simples.</text:span></text:p>
        </text:list-item>
        <text:list-item>
          <text:p text:style-name="P13"><text:span text:style-name="T18">Os </text:span><text:span text:style-name="T21">redirecionamentos (</text:span><text:span text:style-name="Source_20_Text"><text:span text:style-name="T21">&gt;</text:span></text:span><text:span text:style-name="T21">, </text:span><text:span text:style-name="Source_20_Text"><text:span text:style-name="T21">&lt;</text:span></text:span><text:span text:style-name="T21">)</text:span><text:span text:style-name="T18"> vão ficar entre os comandos, como no Bash.</text:span></text:p>
        </text:list-item>
      </text:list>
      <text:p text:style-name="P9">A árvore binária nos ajuda a visualizar claramente a ordem das operações, e é a base pra execução dos comandos.</text:p>
      <text:p text:style-name="P9"><text:span text:style-name="T1"/></text:p>
      <text:p text:style-name="P9"><text:span text:style-name="T1">Executando os Comandos (src/executer/executer.c)</text:span><text:line-break/>Depois que a árvore binária estiver pronta, vamos para a execução. Dependendo do tipo de nó da árvore, o executer vai decidir o que fazer:</text:p>
      <text:list xml:id="list29332168" text:style-name="L7">
        <text:list-item>
          <text:p text:style-name="P14"><text:span text:style-name="T18">Se for um </text:span><text:span text:style-name="T21">comando built-in</text:span><text:span text:style-name="T18"> (como </text:span><text:span text:style-name="Source_20_Text"><text:span text:style-name="T18">cd</text:span></text:span><text:span text:style-name="T18">, </text:span><text:span text:style-name="Source_20_Text"><text:span text:style-name="T18">echo</text:span></text:span><text:span text:style-name="T18">, </text:span><text:span text:style-name="Source_20_Text"><text:span text:style-name="T18">exit</text:span></text:span><text:span text:style-name="T18">), ele chama a função correspondente diretamente.</text:span></text:p>
        </text:list-item>
        <text:list-item>
          <text:p text:style-name="P14"><text:span text:style-name="T18">Se for um </text:span><text:span text:style-name="T21">comando externo</text:span><text:span text:style-name="T18">, ele vai procurar o comando no </text:span><text:span text:style-name="Source_20_Text"><text:span text:style-name="T18">PATH</text:span></text:span><text:span text:style-name="T18"> e tentar executá-lo.</text:span></text:p>
        </text:list-item>
      </text:list>
      <text:p text:style-name="P17"><text:span text:style-name="T16">Essa parte é onde o shell realmente “faz o trabalho” e executa o que o usuário pediu.</text:span></text:p>
      <text:p text:style-name="P17"><text:span text:style-name="T16"/></text:p>
      <text:p text:style-name="P16"><text:span text:style-name="T21">Builtins (src/builtins/)</text:span><text:span text:style-name="T18"><text:line-break/>Como os built-ins (como </text:span><text:span text:style-name="Source_20_Text"><text:span text:style-name="T18">echo</text:span></text:span><text:span text:style-name="T18">, </text:span><text:span text:style-name="Source_20_Text"><text:span text:style-name="T18">cd</text:span></text:span><text:span text:style-name="T18">, </text:span><text:span text:style-name="Source_20_Text"><text:span text:style-name="T18">exit</text:span></text:span><text:span text:style-name="T18">) são parte do funcionamento básico do shell, vamos ter uma pasta separada para cada um, com suas próprias funções:</text:span></text:p>
      <text:list xml:id="list283052338" text:style-name="L8">
        <text:list-item>
          <text:p text:style-name="P15"><text:span text:style-name="Source_20_Text"><text:span text:style-name="T18">src/builtins/echo/echo.c</text:span></text:span></text:p>
        </text:list-item>
        <text:list-item>
          <text:p text:style-name="P15"><text:span text:style-name="Source_20_Text"><text:span text:style-name="T18">src/builtins/cd/cd.c</text:span></text:span></text:p>
        </text:list-item>
        <text:list-item>
          <text:p text:style-name="P15"><text:span text:style-name="Source_20_Text"><text:span text:style-name="T18">src/builtins/pwd/pwd.c</text:span></text:span></text:p>
        </text:list-item>
        <text:list-item>
          <text:p text:style-name="P15"><text:span text:style-name="Source_20_Text"><text:span text:style-name="T18">src/builtins/export/export.c</text:span></text:span></text:p>
        </text:list-item>
        <text:list-item>
          <text:p text:style-name="P15"><text:span text:style-name="Source_20_Text"><text:span text:style-name="T18">src/builtins/unset/unset.c</text:span></text:span></text:p>
        </text:list-item>
        <text:list-item>
          <text:p text:style-name="P15"><text:span text:style-name="Source_20_Text"><text:span text:style-name="T18">src/builtins/env/env.c</text:span></text:span></text:p>
        </text:list-item>
        <text:list-item>
          <text:p text:style-name="P15"><text:span text:style-name="Source_20_Text"><text:span text:style-name="T18">src/builtins/exit/exit.c</text:span></text:span></text:p>
        </text:list-item>
      </text:list>
      <text:p text:style-name="P5">Cada um desses arquivos vai implementar a lógica para o respectivo comando, e vamos chamá-los conforme a necessidade durante a execução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lack-Lato" svg:font-family="Slack-Lato, Slack-Fractions, appleLog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11:26:03.140640606</meta:creation-date>
    <dc:date>2024-11-13T11:28:38.167844701</dc:date>
    <meta:editing-duration>PT2M35S</meta:editing-duration>
    <meta:editing-cycles>1</meta:editing-cycles>
    <meta:document-statistic meta:table-count="0" meta:image-count="0" meta:object-count="0" meta:page-count="2" meta:paragraph-count="41" meta:word-count="584" meta:character-count="3680" meta:non-whitespace-character-count="3161"/>
    <meta:generator>LibreOffice/7.3.7.2$Linux_X86_64 LibreOffice_project/30$Build-2</meta:generator>
  </office:meta>
</office:document-meta>
</file>